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0.9181in"/>
    </style:style>
    <style:style style:name="Table1.B" style:family="table-column">
      <style:table-column-properties style:column-width="0.9201in"/>
    </style:style>
    <style:style style:name="Table1.C" style:family="table-column">
      <style:table-column-properties style:column-width="1.7056in"/>
    </style:style>
    <style:style style:name="Table1.D" style:family="table-column">
      <style:table-column-properties style:column-width="3.5438in"/>
    </style:style>
    <style:style style:name="Table1.1" style:family="table-row">
      <style:table-row-properties style:min-row-height="0.2563in" fo:keep-together="auto"/>
    </style:style>
    <style:style style:name="Table1.A1" style:family="table-cell">
      <style:table-cell-properties style:vertical-align="middle" fo:background-color="#bfbfbf" fo:padding-left="0.075in" fo:padding-right="0.075in" fo:padding-top="0in" fo:padding-bottom="0in" fo:border-left="none" fo:border-right="none" fo:border-top="none" fo:border-bottom="0.75pt solid #bfbfbf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9" style:family="table">
      <style:table-properties style:width="6.2604in" fo:margin-left="0.0035in" fo:margin-top="0in" fo:margin-bottom="0in" table:align="left" style:writing-mode="lr-tb"/>
    </style:style>
    <style:style style:name="Table9.A" style:family="table-column">
      <style:table-column-properties style:column-width="2.0833in"/>
    </style:style>
    <style:style style:name="Table9.C" style:family="table-column">
      <style:table-column-properties style:column-width="2.093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width="6.2889in" fo:margin-left="0.0035in" fo:margin-top="0in" fo:margin-bottom="0in" table:align="left" style:writing-mode="lr-tb"/>
    </style:style>
    <style:style style:name="Table2.A" style:family="table-column">
      <style:table-column-properties style:column-width="1.9653in"/>
    </style:style>
    <style:style style:name="Table2.B" style:family="table-column">
      <style:table-column-properties style:column-width="0.1264in"/>
    </style:style>
    <style:style style:name="Table2.C" style:family="table-column">
      <style:table-column-properties style:column-width="2.0924in"/>
    </style:style>
    <style:style style:name="Table2.D" style:family="table-column">
      <style:table-column-properties style:column-width="2.1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9271in" fo:keep-together="auto"/>
    </style:style>
    <style:style style:name="Table2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3" style:family="table">
      <style:table-properties style:width="6.2889in" fo:margin-left="0.0035in" fo:margin-top="0in" fo:margin-bottom="0in" table:align="left" style:writing-mode="lr-tb"/>
    </style:style>
    <style:style style:name="Table3.A" style:family="table-column">
      <style:table-column-properties style:column-width="2.0917in"/>
    </style:style>
    <style:style style:name="Table3.B" style:family="table-column">
      <style:table-column-properties style:column-width="2.0924in"/>
    </style:style>
    <style:style style:name="Table3.C" style:family="table-column">
      <style:table-column-properties style:column-width="2.1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6" style:family="table">
      <style:table-properties style:width="6.2889in" fo:margin-left="0.0035in" fo:margin-top="0in" fo:margin-bottom="0in" table:align="left" style:writing-mode="lr-tb"/>
    </style:style>
    <style:style style:name="Table6.A" style:family="table-column">
      <style:table-column-properties style:column-width="2.0917in"/>
    </style:style>
    <style:style style:name="Table6.B" style:family="table-column">
      <style:table-column-properties style:column-width="2.0924in"/>
    </style:style>
    <style:style style:name="Table6.C" style:family="table-column">
      <style:table-column-properties style:column-width="2.104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7" style:family="table">
      <style:table-properties style:width="6.2889in" fo:margin-left="0.0035in" fo:margin-top="0in" fo:margin-bottom="0in" table:align="left" style:writing-mode="lr-tb"/>
    </style:style>
    <style:style style:name="Table7.A" style:family="table-column">
      <style:table-column-properties style:column-width="2.0917in"/>
    </style:style>
    <style:style style:name="Table7.B" style:family="table-column">
      <style:table-column-properties style:column-width="2.0924in"/>
    </style:style>
    <style:style style:name="Table7.C" style:family="table-column">
      <style:table-column-properties style:column-width="2.104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4" style:family="table">
      <style:table-properties style:width="6.2889in" fo:margin-left="0.0035in" fo:margin-top="0in" fo:margin-bottom="0in" table:align="left" style:writing-mode="lr-tb"/>
    </style:style>
    <style:style style:name="Table4.A" style:family="table-column">
      <style:table-column-properties style:column-width="2.0917in"/>
    </style:style>
    <style:style style:name="Table4.B" style:family="table-column">
      <style:table-column-properties style:column-width="2.0924in"/>
    </style:style>
    <style:style style:name="Table4.C" style:family="table-column">
      <style:table-column-properties style:column-width="2.104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6" style:family="table-row">
      <style:table-row-properties style:min-row-height="0.259in" fo:keep-together="auto"/>
    </style:style>
    <style:style style:name="Table4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8" style:family="table">
      <style:table-properties style:width="6.2604in" fo:margin-left="0.0035in" fo:margin-top="0in" fo:margin-bottom="0in" table:align="left" style:writing-mode="lr-tb"/>
    </style:style>
    <style:style style:name="Table8.A" style:family="table-column">
      <style:table-column-properties style:column-width="2.0833in"/>
    </style:style>
    <style:style style:name="Table8.C" style:family="table-column">
      <style:table-column-properties style:column-width="2.093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5" style:family="table">
      <style:table-properties style:width="6.2889in" fo:margin-left="0.0035in" fo:margin-top="0in" fo:margin-bottom="0in" table:align="left" style:writing-mode="lr-tb"/>
    </style:style>
    <style:style style:name="Table5.A" style:family="table-column">
      <style:table-column-properties style:column-width="2.0917in"/>
    </style:style>
    <style:style style:name="Table5.B" style:family="table-column">
      <style:table-column-properties style:column-width="2.0924in"/>
    </style:style>
    <style:style style:name="Table5.C" style:family="table-column">
      <style:table-column-properties style:column-width="2.104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6.2604in" fo:margin-left="0.0035in" fo:margin-top="0in" fo:margin-bottom="0in" table:align="left" style:writing-mode="lr-tb"/>
    </style:style>
    <style:style style:name="Table10.A" style:family="table-column">
      <style:table-column-properties style:column-width="2.0833in"/>
    </style:style>
    <style:style style:name="Table10.C" style:family="table-column">
      <style:table-column-properties style:column-width="2.093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6.2604in" fo:margin-left="0.0035in" fo:margin-top="0in" fo:margin-bottom="0in" table:align="left" style:writing-mode="lr-tb"/>
    </style:style>
    <style:style style:name="Table11.A" style:family="table-column">
      <style:table-column-properties style:column-width="2.0833in"/>
    </style:style>
    <style:style style:name="Table11.C" style:family="table-column">
      <style:table-column-properties style:column-width="2.093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2" style:family="table">
      <style:table-properties style:width="6.2604in" fo:margin-left="0.0035in" fo:margin-top="0in" fo:margin-bottom="0in" table:align="left" style:writing-mode="lr-tb"/>
    </style:style>
    <style:style style:name="Table12.A" style:family="table-column">
      <style:table-column-properties style:column-width="2.0833in"/>
    </style:style>
    <style:style style:name="Table12.C" style:family="table-column">
      <style:table-column-properties style:column-width="2.0938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3" style:family="table">
      <style:table-properties style:width="6.2604in" fo:margin-left="0.0035in" fo:margin-top="0in" fo:margin-bottom="0in" table:align="left" style:writing-mode="lr-tb"/>
    </style:style>
    <style:style style:name="Table13.A" style:family="table-column">
      <style:table-column-properties style:column-width="2.0833in"/>
    </style:style>
    <style:style style:name="Table13.C" style:family="table-column">
      <style:table-column-properties style:column-width="2.093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.6" style:family="table-row">
      <style:table-row-properties style:min-row-height="0.1931in" fo:keep-together="auto"/>
    </style:style>
    <style:style style:name="Table13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Header">
      <style:text-properties fo:font-size="10pt" fo:font-weight="bold" style:font-size-asian="10pt" style:font-weight-asian="bold" style:font-name-complex="Arial"/>
    </style:style>
    <style:style style:name="P2" style:family="paragraph" style:parent-style-name="Footer">
      <style:paragraph-properties fo:line-height="100%" fo:text-align="center" style:justify-single-word="false"/>
    </style:style>
    <style:style style:name="P3" style:family="paragraph" style:parent-style-name="Footer">
      <style:text-properties style:font-name-complex="Arial"/>
    </style:style>
    <style:style style:name="P4" style:family="paragraph" style:parent-style-name="Standard">
      <style:text-properties style:font-name-complex="Arial"/>
    </style:style>
    <style:style style:name="P5" style:family="paragraph" style:parent-style-name="Standard">
      <style:paragraph-properties fo:margin-top="0.1665in" fo:margin-bottom="0in" style:contextual-spacing="false" fo:line-height="150%"/>
      <style:text-properties style:font-name-complex="Arial" style:font-size-complex="11pt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Contents_20_1">
      <style:paragraph-properties fo:margin-left="0in" fo:margin-right="-0.3937in" fo:line-height="125%" fo:text-indent="0in" style:auto-text-indent="false"/>
      <style:text-properties style:font-name="Arial1" fo:font-size="11pt" style:font-size-asian="11pt" style:font-name-complex="Arial" style:font-size-complex="11pt"/>
    </style:style>
    <style:style style:name="P8" style:family="paragraph" style:parent-style-name="Tabelle">
      <style:paragraph-properties fo:orphans="0" fo:widows="0"/>
      <style:text-properties style:font-name="Arial1" style:font-name-complex="Arial"/>
    </style:style>
    <style:style style:name="P9" style:family="paragraph" style:parent-style-name="Tabelle">
      <style:paragraph-properties fo:orphans="0" fo:widows="0"/>
      <style:text-properties style:font-name="Arial1" officeooo:rsid="000e832c" officeooo:paragraph-rsid="000e832c" style:font-name-complex="Ari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0ceb83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1a5a84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0f80a5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9dc7c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font-name-complex="Arial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0c4eb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0d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32eae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336937" officeooo:paragraph-rsid="00336937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-0.3937in" fo:line-height="125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" style:font-size-complex="11pt"/>
    </style:style>
    <style:style style:name="P28" style:family="paragraph" style:parent-style-name="Standard">
      <style:paragraph-properties fo:margin-left="0in" fo:margin-right="-0.3937in" fo:line-height="125%" fo:text-indent="0in" style:auto-text-indent="false" fo:break-before="pag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" style:font-size-complex="11pt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e08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0c4eb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0d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32eae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238e44" officeooo:paragraph-rsid="002500d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0e08" style:letter-kerning="false" style:font-size-asian="11pt" style:language-asian="de" style:country-asian="DE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size-asian="11pt" style:language-asian="de" style:country-asian="DE" style:font-size-complex="11pt" style:language-complex="ar" style:country-complex="SA"/>
    </style:style>
    <style:style style:name="P42" style:family="paragraph" style:parent-style-name="Standard">
      <style:text-properties fo:font-weight="bold" style:font-weight-asian="bold" style:font-name-complex="Arial"/>
    </style:style>
    <style:style style:name="P43" style:family="paragraph" style:parent-style-name="Standard">
      <style:paragraph-properties fo:margin-left="0.25in" fo:margin-right="0in" fo:text-indent="0in" style:auto-text-indent="false"/>
    </style:style>
    <style:style style:name="P44" style:family="paragraph" style:parent-style-name="Tabellenkopf">
      <style:paragraph-properties fo:orphans="0" fo:widows="0"/>
      <style:text-properties fo:color="#ffffff" loext:opacity="100%" style:font-name="Arial1" style:font-name-complex="Arial"/>
    </style:style>
    <style:style style:name="P45" style:family="paragraph" style:parent-style-name="Überschrift_20_1_20_ohne">
      <style:paragraph-properties fo:margin-left="0in" fo:margin-right="0in" fo:text-indent="0in" style:auto-text-indent="false"/>
    </style:style>
    <style:style style:name="P46" style:family="paragraph" style:parent-style-name="Überschrift_20_1_20_ohne">
      <style:paragraph-properties fo:margin-left="0in" fo:margin-right="0in" fo:text-indent="0in" style:auto-text-indent="false" fo:padding="0in" fo:border-left="none" fo:border-right="none" fo:border-top="none" fo:border-bottom="0.99pt solid #000000">
        <style:tab-stops>
          <style:tab-stop style:position="5.0091in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8" style:family="paragraph" style:parent-style-name="Standard">
      <style:text-properties fo:font-size="9pt" style:font-size-asian="9pt" style:font-name-complex="Arial" style:font-size-complex="10pt"/>
    </style:style>
    <style:style style:name="P49" style:family="paragraph" style:parent-style-name="Standard">
      <style:text-properties fo:language="en" fo:country="US" officeooo:paragraph-rsid="00257b9f" style:font-name-asian="MS Mincho" style:language-asian="de" style:country-asian="DE" style:font-name-complex="Arial"/>
    </style:style>
    <style:style style:name="P50" style:family="paragraph" style:parent-style-name="Standard">
      <style:paragraph-properties fo:break-before="page"/>
      <style:text-properties fo:language="en" fo:country="US" officeooo:paragraph-rsid="00257b9f" style:font-name-asian="MS Mincho" style:language-asian="de" style:country-asian="DE" style:font-name-complex="Arial"/>
    </style:style>
    <style:style style:name="P51" style:family="paragraph" style:parent-style-name="Standard">
      <style:text-properties fo:language="en" fo:country="US" officeooo:paragraph-rsid="002500d6" style:language-asian="de" style:country-asian="DE"/>
    </style:style>
    <style:style style:name="P52" style:family="paragraph" style:parent-style-name="Text_20_body">
      <style:text-properties fo:language="en" fo:country="US" officeooo:paragraph-rsid="00250e08" style:language-asian="de" style:country-asian="DE"/>
    </style:style>
    <style:style style:name="P53" style:family="paragraph" style:parent-style-name="Text_20_body">
      <style:text-properties officeooo:paragraph-rsid="0032eae6"/>
    </style:style>
    <style:style style:name="P54" style:family="paragraph" style:parent-style-name="Standard" style:master-page-name="First_20_Page">
      <style:paragraph-properties style:page-number="auto"/>
      <style:text-properties style:font-name-complex="Arial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34c39b" officeooo:paragraph-rsid="0034c39b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34c39b" officeooo:paragraph-rsid="0034c39b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57" style:family="paragraph" style:parent-style-name="Heading_20_1">
      <style:text-properties fo:language="en" fo:country="US" officeooo:rsid="0014906b" officeooo:paragraph-rsid="002500d6"/>
    </style:style>
    <style:style style:name="P58" style:family="paragraph" style:parent-style-name="Heading_20_1">
      <style:paragraph-properties fo:break-before="page"/>
      <style:text-properties fo:language="en" fo:country="US" officeooo:rsid="000cc9a9" officeooo:paragraph-rsid="00257b9f"/>
    </style:style>
    <style:style style:name="P59" style:family="paragraph" style:parent-style-name="Heading_20_1">
      <style:text-properties fo:language="en" fo:country="US" officeooo:rsid="00179528" officeooo:paragraph-rsid="00257b9f"/>
    </style:style>
    <style:style style:name="P60" style:family="paragraph" style:parent-style-name="Heading_20_1">
      <style:text-properties fo:language="en" fo:country="US" officeooo:rsid="0020c4eb" officeooo:paragraph-rsid="0020c4eb"/>
    </style:style>
    <style:style style:name="P61" style:family="paragraph" style:parent-style-name="Heading_20_1">
      <style:text-properties fo:language="en" fo:country="US" officeooo:rsid="0032eae6" officeooo:paragraph-rsid="0032eae6"/>
    </style:style>
    <style:style style:name="P62" style:family="paragraph" style:parent-style-name="Heading_20_1">
      <style:text-properties officeooo:paragraph-rsid="00250e08"/>
    </style:style>
    <style:style style:name="P63" style:family="paragraph" style:parent-style-name="Heading_20_1">
      <style:paragraph-properties fo:break-before="page"/>
      <style:text-properties officeooo:paragraph-rsid="00250e08"/>
    </style:style>
    <style:style style:name="P64" style:family="paragraph" style:parent-style-name="Heading_20_1">
      <style:text-properties officeooo:paragraph-rsid="00257b9f"/>
    </style:style>
    <style:style style:name="P65" style:family="paragraph" style:parent-style-name="Heading_20_1">
      <style:paragraph-properties fo:break-before="page"/>
      <style:text-properties officeooo:paragraph-rsid="00257b9f"/>
    </style:style>
    <style:style style:name="P66" style:family="paragraph" style:parent-style-name="Heading_20_1">
      <style:paragraph-properties fo:break-before="page"/>
      <style:text-properties officeooo:rsid="000a613a" officeooo:paragraph-rsid="00257b9f"/>
    </style:style>
    <style:style style:name="P67" style:family="paragraph" style:parent-style-name="Heading_20_1">
      <style:paragraph-properties fo:break-before="page"/>
      <style:text-properties officeooo:rsid="0032eae6" officeooo:paragraph-rsid="0032eae6"/>
    </style:style>
    <style:style style:name="P68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9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0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5b924" officeooo:paragraph-rsid="002500d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1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2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3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2f20e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4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5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6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0c4eb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7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32eae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8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b6441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9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" style:font-size-asian="11pt" style:language-asian="en" style:country-asian="US" style:font-name-complex="Arial" style:language-complex="ar" style:country-complex="SA"/>
    </style:style>
    <style:style style:name="P80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21af15" officeooo:paragraph-rsid="0032eae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81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34864b" officeooo:paragraph-rsid="0034864b" style:letter-kerning="false" style:font-name-asian="Arial" style:font-size-asian="11pt" style:language-asian="en" style:country-asian="US" style:font-name-complex="Arial" style:language-complex="ar" style:country-complex="SA"/>
    </style:style>
    <style:style style:name="P82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34864b" officeooo:paragraph-rsid="0034864b" style:letter-kerning="false" style:font-name-asian="Arial" style:font-size-asian="11pt" style:language-asian="en" style:country-asian="US" style:font-name-complex="Arial" style:language-complex="ar" style:country-complex="SA"/>
    </style:style>
    <style:style style:name="P83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en" style:country-asian="US" style:font-name-complex="Arial" style:language-complex="ar" style:country-complex="SA"/>
    </style:style>
    <style:style style:name="P84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85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" style:language-complex="ar" style:country-complex="SA"/>
    </style:style>
    <style:style style:name="P86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87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88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" style:language-complex="ar" style:country-complex="SA"/>
    </style:style>
    <style:style style:name="P89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0" style:family="paragraph" style:parent-style-name="List_20_Paragraph" style:list-style-name="WWNum2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" style:language-complex="ar" style:country-complex="SA"/>
    </style:style>
    <style:style style:name="P91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92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93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4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5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b525c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6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7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8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9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100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name-asian="Cambria1" style:font-size-asian="11pt" style:language-asian="de" style:country-asian="DE" style:font-name-complex="Arial" style:language-complex="ar" style:country-complex="SA"/>
    </style:style>
    <style:style style:name="P101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name-asian="Cambria1" style:font-size-asian="11pt" style:language-asian="de" style:country-asian="DE" style:font-name-complex="Arial" style:language-complex="ar" style:country-complex="SA"/>
    </style:style>
    <style:style style:name="P102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f5268" officeooo:paragraph-rsid="00257b9f" style:letter-kerning="false" style:font-name-asian="Cambria1" style:font-size-asian="11pt" style:language-asian="de" style:country-asian="DE" style:font-name-complex="Arial" style:language-complex="ar" style:country-complex="SA"/>
    </style:style>
    <style:style style:name="P103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2f20e" officeooo:paragraph-rsid="00257b9f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4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97117" officeooo:paragraph-rsid="00257b9f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5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20c4eb" officeooo:paragraph-rsid="0020c4eb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6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20c4eb" officeooo:paragraph-rsid="0032eae6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7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34864b" officeooo:paragraph-rsid="0034864b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000000" loext:opacity="100%" fo:font-size="16pt" fo:font-weight="bold" style:font-size-asian="16pt" style:font-weight-asian="bold" style:font-name-complex="Arial"/>
    </style:style>
    <style:style style:name="T2" style:family="text">
      <style:text-properties fo:text-transform="uppercase" fo:color="#000000" loext:opacity="100%" fo:font-size="16pt" fo:font-weight="bold" officeooo:rsid="00077d24" style:font-size-asian="16pt" style:font-weight-asian="bold" style:font-name-complex="Arial"/>
    </style:style>
    <style:style style:name="T3" style:family="text">
      <style:text-properties fo:font-size="11pt" fo:font-weight="bold" style:font-size-asian="11pt" style:font-weight-asian="bold" style:font-name-complex="Arial" style:font-size-complex="11pt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fo:font-size="11pt" officeooo:rsid="00077d24" style:font-size-asian="11pt" style:font-name-complex="Arial" style:font-size-complex="11pt"/>
    </style:style>
    <style:style style:name="T6" style:family="text">
      <style:text-properties style:language-asian="de" style:country-asian="DE"/>
    </style:style>
    <style:style style:name="T7" style:family="text">
      <style:text-properties officeooo:rsid="000cc9a9" style:language-asian="de" style:country-asian="DE"/>
    </style:style>
    <style:style style:name="T8" style:family="text">
      <style:text-properties officeooo:rsid="002b2d38" style:language-asian="de" style:country-asian="DE"/>
    </style:style>
    <style:style style:name="T9" style:family="text">
      <style:text-properties officeooo:rsid="000ceb83" style:font-name-asian="Cambria1" style:language-asian="de" style:country-asian="DE"/>
    </style:style>
    <style:style style:name="T10" style:family="text">
      <style:text-properties officeooo:rsid="00090898"/>
    </style:style>
    <style:style style:name="T11" style:family="text">
      <style:text-properties officeooo:rsid="000a613a"/>
    </style:style>
    <style:style style:name="T12" style:family="text">
      <style:text-properties officeooo:rsid="000b525c"/>
    </style:style>
    <style:style style:name="T13" style:family="text">
      <style:text-properties officeooo:rsid="000cc9a9"/>
    </style:style>
    <style:style style:name="T14" style:family="text">
      <style:text-properties officeooo:rsid="000ceb83"/>
    </style:style>
    <style:style style:name="T15" style:family="text">
      <style:text-properties officeooo:rsid="000e4c81"/>
    </style:style>
    <style:style style:name="T16" style:family="text">
      <style:text-properties officeooo:rsid="000e832c"/>
    </style:style>
    <style:style style:name="T17" style:family="text">
      <style:text-properties officeooo:rsid="000f80a5"/>
    </style:style>
    <style:style style:name="T18" style:family="text">
      <style:text-properties officeooo:rsid="00115f5e"/>
    </style:style>
    <style:style style:name="T19" style:family="text">
      <style:text-properties officeooo:rsid="0014906b"/>
    </style:style>
    <style:style style:name="T20" style:family="text">
      <style:text-properties officeooo:rsid="00179528"/>
    </style:style>
    <style:style style:name="T21" style:family="text">
      <style:text-properties officeooo:rsid="00197117"/>
    </style:style>
    <style:style style:name="T22" style:family="text">
      <style:text-properties officeooo:rsid="001a5a84"/>
    </style:style>
    <style:style style:name="T23" style:family="text">
      <style:text-properties officeooo:rsid="001aa8e9"/>
    </style:style>
    <style:style style:name="T24" style:family="text">
      <style:text-properties officeooo:rsid="001d221c"/>
    </style:style>
    <style:style style:name="T25" style:family="text">
      <style:text-properties officeooo:rsid="001dfa2a"/>
    </style:style>
    <style:style style:name="T26" style:family="text">
      <style:text-properties officeooo:rsid="001e4c41"/>
    </style:style>
    <style:style style:name="T27" style:family="text">
      <style:text-properties officeooo:rsid="0021af15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0f80a5"/>
    </style:style>
    <style:style style:name="T30" style:family="text">
      <style:text-properties fo:language="en" fo:country="US" officeooo:rsid="0032eae6"/>
    </style:style>
    <style:style style:name="T31" style:family="text">
      <style:text-properties officeooo:rsid="0026bf28"/>
    </style:style>
    <style:style style:name="T32" style:family="text">
      <style:text-properties officeooo:rsid="002768a3"/>
    </style:style>
    <style:style style:name="T33" style:family="text">
      <style:text-properties officeooo:rsid="0028cda3"/>
    </style:style>
    <style:style style:name="T34" style:family="text">
      <style:text-properties officeooo:rsid="00296116"/>
    </style:style>
    <style:style style:name="T35" style:family="text">
      <style:text-properties officeooo:rsid="002ce23d"/>
    </style:style>
    <style:style style:name="T36" style:family="text">
      <style:text-properties officeooo:rsid="002dc208"/>
    </style:style>
    <style:style style:name="T37" style:family="text">
      <style:text-properties officeooo:rsid="002e616c"/>
    </style:style>
    <style:style style:name="T38" style:family="text">
      <style:text-properties officeooo:rsid="002e627f"/>
    </style:style>
    <style:style style:name="T39" style:family="text">
      <style:text-properties officeooo:rsid="002f8369"/>
    </style:style>
    <style:style style:name="T40" style:family="text">
      <style:text-properties officeooo:rsid="0032eae6"/>
    </style:style>
    <style:style style:name="T41" style:family="text">
      <style:text-properties officeooo:rsid="00333f26"/>
    </style:style>
    <style:style style:name="T42" style:family="text">
      <style:text-properties officeooo:rsid="0034c39b"/>
    </style:style>
    <style:style style:name="T43" style:family="text">
      <style:text-properties officeooo:rsid="00359e89"/>
    </style:style>
    <style:style style:name="T44" style:family="text">
      <style:text-properties officeooo:rsid="0036fb16"/>
    </style:style>
    <style:style style:name="T45" style:family="text">
      <style:text-properties officeooo:rsid="0037dd4d"/>
    </style:style>
    <style:style style:name="T46" style:family="text">
      <style:text-properties officeooo:rsid="00382f03"/>
    </style:style>
    <style:style style:name="T47" style:family="text">
      <style:text-properties officeooo:rsid="003b062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4"/>
      <text:p text:style-name="P42"/>
      <text:p text:style-name="P42"/>
      <text:p text:style-name="P42"/>
      <text:p text:style-name="P42"/>
      <text:p text:style-name="Standard"><text:span text:style-name="T1">work package – </text:span><text:span text:style-name="T2">Mobile Hardware Sampler</text:span></text:p>
      <text:p text:style-name="P43"><text:span text:style-name="T3">Version:</text:span><text:span text:style-name="T4"> </text:span><text:span text:style-name="T5">2</text:span><text:span text:style-name="T4">.0</text:span></text:p>
      <text:p text:style-name="P26"/>
      <text:p text:style-name="P43"><text:span text:style-name="T3">Datum:</text:span><text:span text:style-name="T4"> </text:span><text:span text:style-name="T5">05</text:span><text:span text:style-name="T4">.0</text:span><text:span text:style-name="T5">5</text:span><text:span text:style-name="T4">.2022</text:span></text:p>
      <text:p text:style-name="P4"/>
      <text:p text:style-name="P48"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45"><text:bookmark-start text:name="_Toc101780120"/>document versions<text:bookmark-end text:name="_Toc1017801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4">Versionsnr.</text:p>
          </table:table-cell>
          <table:table-cell table:style-name="Table1.A1" office:value-type="string">
            <text:p text:style-name="P44">Datum</text:p>
          </table:table-cell>
          <table:table-cell table:style-name="Table1.A1" office:value-type="string">
            <text:p text:style-name="P44">Autor</text:p>
          </table:table-cell>
          <table:table-cell table:style-name="Table1.A1" office:value-type="string">
            <text:p text:style-name="P44">Änderungsgrund / Bemerkungen</text:p>
          </table:table-cell>
        </table:table-row>
        <table:table-row table:style-name="Table1.1">
          <table:table-cell table:style-name="Table1.A2" office:value-type="string">
            <text:p text:style-name="P8"><text:span text:style-name="T16">2</text:span>.0</text:p>
          </table:table-cell>
          <table:table-cell table:style-name="Table1.B2" office:value-type="string">
            <text:p text:style-name="P9">05.05.2022</text:p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9">Review of work packages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  <table:table-cell table:style-name="Table1.D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</table:table-row>
      </table:table>
      <text:p text:style-name="P5"/>
      <text:p text:style-name="P46"><text:bookmark-start text:name="_Toc101780121"/><text:soft-page-break/>content<text:bookmark-end text:name="_Toc101780121"/><text:tab/></text:p>
      <text:p text:style-name="P7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_Toc1047_241416776" text:style-name="Index_20_Link" text:visited-style-name="Index_20_Link">1. Organisation<text:tab/>3</text:a></text:p>
          <text:p text:style-name="P47"><text:a xlink:type="simple" xlink:href="#__RefHeading___Toc1035_241416776" text:style-name="Index_20_Link" text:visited-style-name="Index_20_Link">2. Research<text:tab/>3</text:a></text:p>
          <text:p text:style-name="P47"><text:a xlink:type="simple" xlink:href="#__RefHeading___Toc1037_241416776" text:style-name="Index_20_Link" text:visited-style-name="Index_20_Link">3. Setup<text:tab/>4</text:a></text:p>
          <text:p text:style-name="P47"><text:a xlink:type="simple" xlink:href="#__RefHeading___Toc1043_241416776" text:style-name="Index_20_Link" text:visited-style-name="Index_20_Link">4. Backend<text:tab/>4</text:a></text:p>
          <text:p text:style-name="P47"><text:a xlink:type="simple" xlink:href="#__RefHeading___Toc1045_241416776" text:style-name="Index_20_Link" text:visited-style-name="Index_20_Link">5. Frontend<text:tab/>5</text:a></text:p>
          <text:p text:style-name="P47"><text:a xlink:type="simple" xlink:href="#__RefHeading___Toc1039_241416776" text:style-name="Index_20_Link" text:visited-style-name="Index_20_Link">6. PCB design<text:tab/>6</text:a></text:p>
          <text:p text:style-name="P47"><text:a xlink:type="simple" xlink:href="#__RefHeading___Toc1885_2546409818" text:style-name="Index_20_Link" text:visited-style-name="Index_20_Link">7. Sample loading<text:tab/>6</text:a></text:p>
          <text:p text:style-name="P47"><text:a xlink:type="simple" xlink:href="#__RefHeading___Toc1041_241416776" text:style-name="Index_20_Link" text:visited-style-name="Index_20_Link">8. Case Design<text:tab/>7</text:a></text:p>
          <text:p text:style-name="P47"><text:a xlink:type="simple" xlink:href="#__RefHeading___Toc1887_2546409818" text:style-name="Index_20_Link" text:visited-style-name="Index_20_Link">9. Audio<text:tab/>7</text:a></text:p>
          <text:p text:style-name="P47"><text:a xlink:type="simple" xlink:href="#__RefHeading___Toc1889_2546409818" text:style-name="Index_20_Link" text:visited-style-name="Index_20_Link">10. Velocity Sensitive Pads<text:tab/>8</text:a></text:p>
        </text:index-body>
      </text:table-of-content>
      <text:p text:style-name="P27"/>
      <text:p text:style-name="P28"/>
      <text:h text:style-name="P57" text:outline-level="1"><text:bookmark-start text:name="__RefHeading___Toc1047_241416776"/>Organisation<text:bookmark-end text:name="__RefHeading___Toc1047_241416776"/></text:h>
      <table:table table:name="Table9" table:style-name="Table9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string">
            <text:p text:style-name="P20">Project name: <text:span text:style-name="T9">MHS</text:span></text:p>
          </table:table-cell>
          <table:table-cell table:style-name="Table9.A1" office:value-type="string">
            <text:p text:style-name="P20">WP-Nr. <text:span text:style-name="T23">1</text:span></text:p>
          </table:table-cell>
          <table:table-cell table:style-name="Table9.A1" office:value-type="string">
            <text:p text:style-name="P20">WP description:</text:p>
            <text:p text:style-name="P20"><text:s/>“<text:span text:style-name="T19">Organisation</text:span>” <text:span text:style-name="T31">(Stage 1)</text:span></text:p>
          </table:table-cell>
        </table:table-row>
        <table:table-row table:style-name="Table9.1">
          <table:table-cell table:style-name="Table9.A1" office:value-type="string">
            <text:p text:style-name="P20">Start of WP:</text:p>
            <text:p text:style-name="P55">21.03.22</text:p>
          </table:table-cell>
          <table:table-cell table:style-name="Table9.A1" office:value-type="string">
            <text:p text:style-name="P20">End of WP:</text:p>
            <text:p text:style-name="P55">28.04.22</text:p>
          </table:table-cell>
          <table:table-cell table:style-name="Table9.A1" office:value-type="string">
            <text:p text:style-name="P20">WP responsible:</text:p>
            <text:p text:style-name="P36">Lena</text:p>
          </table:table-cell>
        </table:table-row>
        <table:table-row table:style-name="Table9.1">
          <table:table-cell table:style-name="Table9.A1" table:number-columns-spanned="3" office:value-type="string">
            <text:p text:style-name="P20">Results:</text:p>
            <text:list xml:id="list1564133663" text:style-name="WWNum15">
              <text:list-item>
                <text:p text:style-name="P68">blueprint for project realisation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20">Tasks:</text:p>
            <text:list xml:id="list281315351" text:style-name="WWNum14">
              <text:list-item>
                <text:p text:style-name="P69">defining code structure</text:p>
              </text:list-item>
              <text:list-item>
                <text:p text:style-name="P69">defining device architecture</text:p>
              </text:list-item>
              <text:list-item>
                <text:p text:style-name="P69">project planning and meetings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20">Requirements:</text:p>
            <text:list xml:id="list2380565656" text:style-name="WWNum13">
              <text:list-item>
                <text:p text:style-name="P70">hardware parts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6" office:value-type="string">
            <text:p text:style-name="P20">Duration: <text:span text:style-name="T46">158</text:span><text:span text:style-name="T44">h</text:span></text:p>
          </table:table-cell>
          <table:table-cell table:style-name="Table9.B6" table:number-columns-spanned="2" office:value-type="string">
            <text:p text:style-name="P33"/>
          </table:table-cell>
          <table:covered-table-cell/>
        </table:table-row>
      </table:table>
      <text:p text:style-name="P51"/>
      <text:h text:style-name="P62" text:outline-level="1"><text:bookmark-start text:name="__RefHeading___Toc1035_241416776"/><text:bookmark-start text:name="_Toc101780122"/><text:span text:style-name="T10">R</text:span><text:bookmark-end text:name="_Toc101780122"/><text:span text:style-name="T10">esearch</text:span><text:bookmark-end text:name="__RefHeading___Toc1035_24141677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2">Project name: <text:span text:style-name="T14">MHS</text:span></text:p>
          </table:table-cell>
          <table:covered-table-cell/>
          <table:table-cell table:style-name="Table2.A1" office:value-type="string">
            <text:p text:style-name="P12">WP-Nr. <text:span text:style-name="T23">2</text:span></text:p>
          </table:table-cell>
          <table:table-cell table:style-name="Table2.A1" office:value-type="string">
            <text:p text:style-name="P12">WP description:</text:p>
            <text:p text:style-name="P12"><text:s/>“Research” <text:span text:style-name="T32">(Stage 1)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12">Start of WP:</text:p>
            <text:p text:style-name="P16">21.03.2<text:span text:style-name="T42">2</text:span></text:p>
          </table:table-cell>
          <table:covered-table-cell/>
          <table:table-cell table:style-name="Table2.A1" office:value-type="string">
            <text:p text:style-name="P12">End of WP:</text:p>
            <text:p text:style-name="P56">06.05.22</text:p>
          </table:table-cell>
          <table:table-cell table:style-name="Table2.A1" office:value-type="string">
            <text:p text:style-name="P12">WP responsible:</text:p>
            <text:p text:style-name="P17">Dennis</text:p>
          </table:table-cell>
        </table:table-row>
        <table:table-row table:style-name="Table2.1">
          <table:table-cell table:style-name="Table2.A1" table:number-columns-spanned="4" office:value-type="string">
            <text:p text:style-name="P12">Results:</text:p>
            <text:list xml:id="list637625184" text:style-name="WWNum10">
              <text:list-item>
                <text:p text:style-name="P83">hardware parts, cpp &amp; teensy introductio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2">Tasks:</text:p>
            <text:list xml:id="list843709829" text:style-name="WWNum11">
              <text:list-item>
                <text:p text:style-name="P84">deciding on and ordering parts</text:p>
              </text:list-item>
              <text:list-item>
                <text:p text:style-name="P84">read documentation (teensy and cpp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1" table:number-columns-spanned="4" office:value-type="string">
            <text:p text:style-name="P12">Requirements:</text:p>
            <text:list xml:id="list2626547008" text:style-name="WWNum12">
              <text:list-item>
                <text:p text:style-name="P86">motivated project member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6" office:value-type="string">
            <text:p text:style-name="P12">Duration: <text:span text:style-name="T44">42h</text:span></text:p>
          </table:table-cell>
          <table:table-cell table:style-name="Table2.B6" table:number-columns-spanned="3" office:value-type="string">
            <text:p text:style-name="P30"/>
          </table:table-cell>
          <table:covered-table-cell/>
          <table:covered-table-cell/>
        </table:table-row>
      </table:table>
      <text:h text:style-name="P63" text:outline-level="1"><text:bookmark-start text:name="__RefHeading___Toc1037_241416776"/><text:bookmark-start text:name="_Toc101780123"/>Se<text:bookmark-end text:name="_Toc101780123"/><text:span text:style-name="T10">tup</text:span><text:bookmark-end text:name="__RefHeading___Toc1037_241416776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Project name: <text:span text:style-name="T14">MHS</text:span></text:p>
          </table:table-cell>
          <table:table-cell table:style-name="Table3.A1" office:value-type="string">
            <text:p text:style-name="P12">WP-Nr. <text:span text:style-name="T23">3</text:span></text:p>
          </table:table-cell>
          <table:table-cell table:style-name="Table3.A1" office:value-type="string">
            <text:p text:style-name="P12">WP description:</text:p>
            <text:p text:style-name="P12"><text:s/>“<text:span text:style-name="T15">Setup” </text:span><text:span text:style-name="T33">(Stage 1)</text:span></text:p>
          </table:table-cell>
        </table:table-row>
        <table:table-row table:style-name="Table3.1">
          <table:table-cell table:style-name="Table3.A1" office:value-type="string">
            <text:p text:style-name="P12">Start of WP:</text:p>
            <text:p text:style-name="P56">24.04.22</text:p>
          </table:table-cell>
          <table:table-cell table:style-name="Table3.A1" office:value-type="string">
            <text:p text:style-name="P12">End of WP:</text:p>
            <text:p text:style-name="P56">06.05.22</text:p>
          </table:table-cell>
          <table:table-cell table:style-name="Table3.A1" office:value-type="string">
            <text:p text:style-name="P37">WP responsible:</text:p>
            <text:p text:style-name="P40">Lucas</text:p>
          </table:table-cell>
        </table:table-row>
        <table:table-row table:style-name="Table3.1">
          <table:table-cell table:style-name="Table3.A1" table:number-columns-spanned="3" office:value-type="string">
            <text:p text:style-name="P12">Results:</text:p>
            <text:list xml:id="list124059375527566" text:continue-list="list637625184" text:style-name="WWNum10">
              <text:list-item>
                <text:p text:style-name="P91">working hardware prototype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2">Tasks:</text:p>
            <text:list xml:id="list124060115582967" text:continue-list="list843709829" text:style-name="WWNum11">
              <text:list-item>
                <text:p text:style-name="P100">assembly of hardware parts (soldering)</text:p>
              </text:list-item>
              <text:list-item>
                <text:p text:style-name="P100">setting up development environment</text:p>
              </text:list-item>
              <text:list-item>
                <text:p text:style-name="P100">first hardware tests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2">Requirements:</text:p>
            <text:list xml:id="list124059138628517" text:continue-list="list2626547008" text:style-name="WWNum12">
              <text:list-item>
                <text:p text:style-name="P92">hardware parts</text:p>
              </text:list-item>
              <text:list-item>
                <text:p text:style-name="P92">soldering equipment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2">Duration: <text:span text:style-name="T44">25h</text:span></text:p>
          </table:table-cell>
          <table:table-cell table:style-name="Table3.B6" table:number-columns-spanned="2" office:value-type="string">
            <text:p text:style-name="P30"/>
          </table:table-cell>
          <table:covered-table-cell/>
        </table:table-row>
      </table:table>
      <text:p text:style-name="P52"/>
      <text:h text:style-name="P64" text:outline-level="1"><text:bookmark-start text:name="__RefHeading___Toc1043_241416776"/><text:bookmark-start text:name="_Toc101780126"/><text:span text:style-name="T11">B</text:span><text:bookmark-end text:name="_Toc101780126"/><text:span text:style-name="T11">ackend</text:span><text:bookmark-end text:name="__RefHeading___Toc1043_24141677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Project name: <text:span text:style-name="T14">MHS</text:span></text:p>
          </table:table-cell>
          <table:table-cell table:style-name="Table6.A1" office:value-type="string">
            <text:p text:style-name="P13">WP-Nr. <text:span text:style-name="T23">4</text:span></text:p>
          </table:table-cell>
          <table:table-cell table:style-name="Table6.A1" office:value-type="string">
            <text:p text:style-name="P13">WP description:</text:p>
            <text:p text:style-name="P13">“<text:span text:style-name="T13">Backend” </text:span><text:span text:style-name="T34">(Stage 1)</text:span></text:p>
          </table:table-cell>
        </table:table-row>
        <table:table-row table:style-name="Table6.1">
          <table:table-cell table:style-name="Table6.A1" office:value-type="string">
            <text:p text:style-name="P13">Start of WP:</text:p>
            <text:p text:style-name="P56">02.05.22</text:p>
          </table:table-cell>
          <table:table-cell table:style-name="Table6.A1" office:value-type="string">
            <text:p text:style-name="P13">End of WP:</text:p>
            <text:p text:style-name="P56">29.05.22</text:p>
          </table:table-cell>
          <table:table-cell table:style-name="Table6.A1" office:value-type="string">
            <text:p text:style-name="P13">WP responsible:</text:p>
            <text:p text:style-name="P39">Lucas</text:p>
          </table:table-cell>
        </table:table-row>
        <table:table-row table:style-name="Table6.1">
          <table:table-cell table:style-name="Table6.A1" table:number-columns-spanned="3" office:value-type="string">
            <text:p text:style-name="P13">Results:</text:p>
            <text:list xml:id="list124059808486412" text:continue-list="list124059375527566" text:style-name="WWNum10">
              <text:list-item>
                <text:p text:style-name="P95">working software base to build frontend upon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13">Tasks:</text:p>
            <text:list xml:id="list124059811811074" text:continue-list="list124060115582967" text:style-name="WWNum11">
              <text:list-item>
                <text:p text:style-name="P101">managing input handling / interrupt handler</text:p>
                <text:list>
                  <text:list-item>
                    <text:p text:style-name="P102">midi circuit, rotaries, etc.</text:p>
                  </text:list-item>
                </text:list>
              </text:list-item>
              <text:list-item>
                <text:p text:style-name="P101">coding window handling</text:p>
              </text:list-item>
              <text:list-item>
                <text:p text:style-name="P101">coding memory management <text:span text:style-name="T18">(flash chip / sd-card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13">Requirements:</text:p>
            <text:list xml:id="list124060030492861" text:continue-list="list124059138628517" text:style-name="WWNum12">
              <text:list-item>
                <text:p text:style-name="P87">working hardware prototype <text:span text:style-name="T12">(WP</text:span><text:span text:style-name="T47">3</text:span><text:span text:style-name="T12">)</text:span></text:p>
              </text:list-item>
              <text:list-item>
                <text:p text:style-name="P87">working development environment <text:span text:style-name="T12">(WP</text:span><text:span text:style-name="T47">3</text:span><text:span text:style-name="T12">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13">Duration: <text:span text:style-name="T45">112h</text:span></text:p>
          </table:table-cell>
          <table:table-cell table:style-name="Table6.B6" table:number-columns-spanned="2" office:value-type="string">
            <text:p text:style-name="P31"/>
          </table:table-cell>
          <table:covered-table-cell/>
        </table:table-row>
      </table:table>
      <text:p text:style-name="P49"/>
      <text:h text:style-name="P58" text:outline-level="1"><text:bookmark-start text:name="__RefHeading___Toc1045_241416776"/>Frontend<text:tab/><text:bookmark-end text:name="__RefHeading___Toc1045_241416776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Project name: <text:span text:style-name="T14">MHS</text:span></text:p>
          </table:table-cell>
          <table:table-cell table:style-name="Table7.A1" office:value-type="string">
            <text:p text:style-name="P13">WP-Nr. <text:span text:style-name="T23">5</text:span></text:p>
          </table:table-cell>
          <table:table-cell table:style-name="Table7.A1" office:value-type="string">
            <text:p text:style-name="P13">WP description:</text:p>
            <text:p text:style-name="P18"><text:span text:style-name="T6">“</text:span><text:span text:style-name="T7">Frontend</text:span><text:span text:style-name="T6">” </text:span><text:span text:style-name="T8">(Stage 1)</text:span></text:p>
          </table:table-cell>
        </table:table-row>
        <table:table-row table:style-name="Table7.1">
          <table:table-cell table:style-name="Table7.A1" office:value-type="string">
            <text:p text:style-name="P13">Start of WP:</text:p>
            <text:p text:style-name="P56">16.05.22</text:p>
          </table:table-cell>
          <table:table-cell table:style-name="Table7.A1" office:value-type="string">
            <text:p text:style-name="P13">End of WP:</text:p>
            <text:p text:style-name="P56">12.06.22</text:p>
          </table:table-cell>
          <table:table-cell table:style-name="Table7.A1" office:value-type="string">
            <text:p text:style-name="P38">WP responsible:</text:p>
            <text:p text:style-name="P41">Lena</text:p>
          </table:table-cell>
        </table:table-row>
        <table:table-row table:style-name="Table7.1">
          <table:table-cell table:style-name="Table7.A1" table:number-columns-spanned="3" office:value-type="string">
            <text:p text:style-name="P13">Results:</text:p>
            <text:list xml:id="list124060931172062" text:continue-list="list124059808486412" text:style-name="WWNum10">
              <text:list-item>
                <text:p text:style-name="P96">working navigatable menu</text:p>
              </text:list-item>
              <text:list-item>
                <text:p text:style-name="P96">abstract interface for modules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13">Tasks:</text:p>
            <text:list xml:id="list124060524409882" text:continue-list="list124059811811074" text:style-name="WWNum11">
              <text:list-item>
                <text:p text:style-name="P97">menu design <text:span text:style-name="T25">(master volume </text:span><text:span text:style-name="T26">control</text:span><text:span text:style-name="T25">)</text:span></text:p>
              </text:list-item>
              <text:list-item>
                <text:p text:style-name="P97">coding abstract interface for UI class / <text:span text:style-name="T17">function implementation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13">Requirements:</text:p>
            <text:list xml:id="list124059871446616" text:continue-list="list124060030492861" text:style-name="WWNum12">
              <text:list-item>
                <text:p text:style-name="P98">working backend (WP<text:span text:style-name="T47">4</text:span>)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13">Duration: <text:span text:style-name="T45">112h</text:span></text:p>
          </table:table-cell>
          <table:table-cell table:style-name="Table7.B6" table:number-columns-spanned="2" office:value-type="string">
            <text:p text:style-name="P31"/>
          </table:table-cell>
          <table:covered-table-cell/>
        </table:table-row>
      </table:table>
      <text:h text:style-name="P65" text:outline-level="1" text:is-list-header="true"/>
      <text:h text:style-name="P64" text:outline-level="1"><text:bookmark-start text:name="__RefHeading___Toc1039_241416776"/><text:bookmark-start text:name="_Toc101780124"/><text:span text:style-name="T10">P</text:span><text:bookmark-end text:name="_Toc101780124"/><text:span text:style-name="T10">CB design</text:span><text:bookmark-end text:name="__RefHeading___Toc1039_241416776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Project name: <text:span text:style-name="T14">MHS</text:span></text:p>
          </table:table-cell>
          <table:table-cell table:style-name="Table4.A1" office:value-type="string">
            <text:p text:style-name="P13">WP-Nr. <text:span text:style-name="T23">6</text:span></text:p>
          </table:table-cell>
          <table:table-cell table:style-name="Table4.A1" office:value-type="string">
            <text:p text:style-name="P13">WP description:</text:p>
            <text:p text:style-name="P13"><text:s/>“<text:span text:style-name="T15">PCB Design” </text:span><text:span text:style-name="T35">(Stage 1)</text:span></text:p>
          </table:table-cell>
        </table:table-row>
        <table:table-row table:style-name="Table4.1">
          <table:table-cell table:style-name="Table4.A1" office:value-type="string">
            <text:p text:style-name="P13">Start of WP:</text:p>
            <text:p text:style-name="P56">02.05.22</text:p>
          </table:table-cell>
          <table:table-cell table:style-name="Table4.A1" office:value-type="string">
            <text:p text:style-name="P13">End of WP:</text:p>
            <text:p text:style-name="P56">22.05.22</text:p>
          </table:table-cell>
          <table:table-cell table:style-name="Table4.A1" office:value-type="string">
            <text:p text:style-name="P13">WP responsible:</text:p>
            <text:p text:style-name="P15">Alex</text:p>
          </table:table-cell>
        </table:table-row>
        <table:table-row table:style-name="Table4.1">
          <table:table-cell table:style-name="Table4.A1" table:number-columns-spanned="3" office:value-type="string">
            <text:p text:style-name="P13">Results:</text:p>
            <text:list xml:id="list124059851126691" text:continue-list="list124060931172062" text:style-name="WWNum10">
              <text:list-item>
                <text:p text:style-name="P89">finished and working pcb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3">Tasks:</text:p>
            <text:list xml:id="list124060909049372" text:continue-list="list124060524409882" text:style-name="WWNum11">
              <text:list-item>
                <text:p text:style-name="P94">schematics</text:p>
              </text:list-item>
              <text:list-item>
                <text:p text:style-name="P94">pcb design in Kicat</text:p>
              </text:list-item>
              <text:list-item>
                <text:p text:style-name="P94">pcb printing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3">Requirements:</text:p>
            <text:list xml:id="list124059640919990" text:continue-list="list124059871446616" text:style-name="WWNum12">
              <text:list-item>
                <text:p text:style-name="P93">printing appointment</text:p>
              </text:list-item>
              <text:list-item>
                <text:p text:style-name="P99"><text:span text:style-name="T10">working hardware </text:span><text:span text:style-name="T12">(WP</text:span><text:span text:style-name="T47">3</text:span><text:span text:style-name="T22">)</text:span></text:p>
              </text:list-item>
            </text:list>
          </table:table-cell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13">Duration: <text:span text:style-name="T44">25h</text:span></text:p>
          </table:table-cell>
          <table:table-cell table:style-name="Table4.B6" table:number-columns-spanned="2" office:value-type="string">
            <text:p text:style-name="P31"/>
          </table:table-cell>
          <table:covered-table-cell/>
        </table:table-row>
      </table:table>
      <text:p text:style-name="Text_20_body"/>
      <text:h text:style-name="P64" text:outline-level="1"><text:bookmark-start text:name="_Toc101780128"/><text:bookmark-start text:name="__RefHeading___Toc1885_2546409818"/><text:span text:style-name="T29">S</text:span><text:bookmark-end text:name="_Toc101780128"/><text:span text:style-name="T29">ample loading</text:span><text:bookmark-end text:name="__RefHeading___Toc1885_2546409818"/></text:h>
      <table:table table:name="Table8" table:style-name="Table8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string">
            <text:p text:style-name="P21">Project name: <text:span text:style-name="T9">MHS</text:span></text:p>
          </table:table-cell>
          <table:table-cell table:style-name="Table8.A1" office:value-type="string">
            <text:p text:style-name="P21">WP-Nr. 7</text:p>
          </table:table-cell>
          <table:table-cell table:style-name="Table8.A1" office:value-type="string">
            <text:p text:style-name="P21">WP description:</text:p>
            <text:p text:style-name="P21"><text:s/>“<text:span text:style-name="T17">Sample loading</text:span>” <text:span text:style-name="T36">(Stage 1)</text:span></text:p>
          </table:table-cell>
        </table:table-row>
        <table:table-row table:style-name="Table8.1">
          <table:table-cell table:style-name="Table8.A1" office:value-type="string">
            <text:p text:style-name="P21">Start of WP:</text:p>
            <text:p text:style-name="P55">30.05.22</text:p>
          </table:table-cell>
          <table:table-cell table:style-name="Table8.A1" office:value-type="string">
            <text:p text:style-name="P21">End of WP:</text:p>
            <text:p text:style-name="P55">19.06.22</text:p>
          </table:table-cell>
          <table:table-cell table:style-name="Table8.A1" office:value-type="string">
            <text:p text:style-name="P21">WP responsible:</text:p>
            <text:p text:style-name="P23">Dennis</text:p>
          </table:table-cell>
        </table:table-row>
        <table:table-row table:style-name="Table8.1">
          <table:table-cell table:style-name="Table8.A1" table:number-columns-spanned="3" office:value-type="string">
            <text:p text:style-name="P21">Results:</text:p>
            <text:list xml:id="list124060969059632" text:continue-list="list1564133663" text:style-name="WWNum15">
              <text:list-item>
                <text:p text:style-name="P103">sample loading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21">Tasks:</text:p>
            <text:list xml:id="list124059655588649" text:continue-list="list281315351" text:style-name="WWNum14">
              <text:list-item>
                <text:p text:style-name="P71">sample pack folder structure with config files (if needed)</text:p>
              </text:list-item>
              <text:list-item>
                <text:p text:style-name="P73">midi mapping / key mapping according to order of samples in memory</text:p>
              </text:list-item>
              <text:list-item>
                <text:p text:style-name="P73">interaction with memory management class</text:p>
              </text:list-item>
              <text:list-item>
                <text:p text:style-name="P73">ui interaction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21">Requirements:</text:p>
            <text:list xml:id="list124060395132016" text:continue-list="list2380565656" text:style-name="WWNum13">
              <text:list-item>
                <text:p text:style-name="P72">memory management class <text:span text:style-name="T21">(WP</text:span><text:span text:style-name="T47">4</text:span><text:span text:style-name="T21">)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21">Duration: <text:span text:style-name="T45">85h</text:span></text:p>
          </table:table-cell>
          <table:table-cell table:style-name="Table8.B6" table:number-columns-spanned="2" office:value-type="string">
            <text:p text:style-name="P34"/>
          </table:table-cell>
          <table:covered-table-cell/>
        </table:table-row>
      </table:table>
      <text:p text:style-name="Text_20_body"/>
      <text:h text:style-name="P66" text:outline-level="1"><text:bookmark-start text:name="__RefHeading___Toc1041_241416776"/><text:bookmark-start text:name="_Toc101780125"/>C<text:bookmark-end text:name="_Toc101780125"/>ase Design<text:bookmark-end text:name="__RefHeading___Toc1041_241416776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Project name: <text:span text:style-name="T14">MHS</text:span></text:p>
          </table:table-cell>
          <table:table-cell table:style-name="Table5.A1" office:value-type="string">
            <text:p text:style-name="P10">WP-Nr. <text:span text:style-name="T23">8</text:span></text:p>
          </table:table-cell>
          <table:table-cell table:style-name="Table5.A1" office:value-type="string">
            <text:p text:style-name="P10">WP description:</text:p>
            <text:p text:style-name="P10"><text:s/>“<text:span text:style-name="T11">Case Design</text:span>” <text:span text:style-name="T37">(Stage 1)</text:span></text:p>
          </table:table-cell>
        </table:table-row>
        <table:table-row table:style-name="Table5.1">
          <table:table-cell table:style-name="Table5.A1" office:value-type="string">
            <text:p text:style-name="P10">Start of WP:</text:p>
            <text:p text:style-name="P56">09.05.22</text:p>
          </table:table-cell>
          <table:table-cell table:style-name="Table5.A1" office:value-type="string">
            <text:p text:style-name="P10">End of WP:</text:p>
            <text:p text:style-name="P56">29.05.22</text:p>
          </table:table-cell>
          <table:table-cell table:style-name="Table5.A1" office:value-type="string">
            <text:p text:style-name="P10">WP responsible:</text:p>
            <text:p text:style-name="P14">David</text:p>
          </table:table-cell>
        </table:table-row>
        <table:table-row table:style-name="Table5.1">
          <table:table-cell table:style-name="Table5.A1" table:number-columns-spanned="3" office:value-type="string">
            <text:p text:style-name="P10">Results:</text:p>
            <text:list xml:id="list3159473370" text:style-name="WWNum23">
              <text:list-item>
                <text:p text:style-name="P90">case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Tasks:</text:p>
            <text:list xml:id="list124060828630803" text:continue-list="list124060909049372" text:style-name="WWNum11">
              <text:list-item>
                <text:p text:style-name="P85">design based on pcb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Requirements:</text:p>
            <text:list xml:id="list124059474553678" text:continue-list="list124059640919990" text:style-name="WWNum12">
              <text:list-item>
                <text:p text:style-name="P88">PCB (WP<text:span text:style-name="T47">6</text:span>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6" office:value-type="string">
            <text:p text:style-name="P10">Duration: <text:span text:style-name="T44">25h</text:span></text:p>
          </table:table-cell>
          <table:table-cell table:style-name="Table5.B6" table:number-columns-spanned="2" office:value-type="string">
            <text:p text:style-name="P29"/>
          </table:table-cell>
          <table:covered-table-cell/>
        </table:table-row>
      </table:table>
      <text:p text:style-name="Text_20_body"/>
      <text:h text:style-name="P59" text:outline-level="1"><text:bookmark-start text:name="__RefHeading___Toc1887_2546409818"/>Audio<text:bookmark-end text:name="__RefHeading___Toc1887_2546409818"/></text:h>
      <table:table table:name="Table10" table:style-name="Table10">
        <table:table-column table:style-name="Table10.A" table:number-columns-repeated="2"/>
        <table:table-column table:style-name="Table10.C"/>
        <table:table-row table:style-name="Table10.1">
          <table:table-cell table:style-name="Table10.A1" office:value-type="string">
            <text:p text:style-name="P21">Project name: <text:span text:style-name="T9">MHS</text:span></text:p>
          </table:table-cell>
          <table:table-cell table:style-name="Table10.A1" office:value-type="string">
            <text:p text:style-name="P21">WP-Nr. <text:span text:style-name="T20">9</text:span></text:p>
          </table:table-cell>
          <table:table-cell table:style-name="Table10.A1" office:value-type="string">
            <text:p text:style-name="P21">WP description:</text:p>
            <text:p text:style-name="P21"><text:s/>“<text:span text:style-name="T21">Audio</text:span>” <text:span text:style-name="T38">(Stage 1)</text:span></text:p>
          </table:table-cell>
        </table:table-row>
        <table:table-row table:style-name="Table10.1">
          <table:table-cell table:style-name="Table10.A1" office:value-type="string">
            <text:p text:style-name="P21">Start of WP:</text:p>
            <text:p text:style-name="P55">17.06.22</text:p>
          </table:table-cell>
          <table:table-cell table:style-name="Table10.A1" office:value-type="string">
            <text:p text:style-name="P21">End of WP:</text:p>
            <text:p text:style-name="P55">24.07.22</text:p>
          </table:table-cell>
          <table:table-cell table:style-name="Table10.A1" office:value-type="string">
            <text:p text:style-name="P21">WP responsible:</text:p>
            <text:p text:style-name="P23">Alex</text:p>
          </table:table-cell>
        </table:table-row>
        <table:table-row table:style-name="Table10.1">
          <table:table-cell table:style-name="Table10.A1" table:number-columns-spanned="3" office:value-type="string">
            <text:p text:style-name="P21">Results:</text:p>
            <text:list xml:id="list124059297288953" text:continue-list="list124060969059632" text:style-name="WWNum15">
              <text:list-item>
                <text:p text:style-name="P104">basic audio processing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21">Tasks:</text:p>
            <text:list xml:id="list124060548333570" text:continue-list="list124059655588649" text:style-name="WWNum14">
              <text:list-item>
                <text:p text:style-name="P74">trigger midi</text:p>
              </text:list-item>
              <text:list-item>
                <text:p text:style-name="P74">record midi</text:p>
              </text:list-item>
              <text:list-item>
                <text:p text:style-name="P74">digital effects and filters</text:p>
              </text:list-item>
              <text:list-item>
                <text:p text:style-name="P78">menu extension: controlling fx</text:p>
              </text:list-item>
              <text:list-item>
                <text:p text:style-name="P74">playback</text:p>
                <text:list>
                  <text:list-item>
                    <text:p text:style-name="P74">audio settings: bpm and metronom, <text:span text:style-name="T24">playback mode</text:span></text:p>
                  </text:list-item>
                </text:list>
              </text:list-item>
              <text:list-item>
                <text:p text:style-name="P78">2-8 voice polyphony (concurrent triggering of samples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21">Requirements:</text:p>
            <text:list xml:id="list124059359916185" text:continue-list="list124060395132016" text:style-name="WWNum13">
              <text:list-item>
                <text:p text:style-name="P75">sample loading (WP7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6" office:value-type="string">
            <text:p text:style-name="P21">Duration: <text:span text:style-name="T45">141h</text:span></text:p>
          </table:table-cell>
          <table:table-cell table:style-name="Table10.B6" table:number-columns-spanned="2" office:value-type="string">
            <text:p text:style-name="P34"/>
          </table:table-cell>
          <table:covered-table-cell/>
        </table:table-row>
      </table:table>
      <text:p text:style-name="P49"/>
      <text:p text:style-name="P50"/>
      <text:h text:style-name="P60" text:outline-level="1"><text:bookmark-start text:name="__RefHeading___Toc1889_2546409818"/>Velocity Sensitive Pads<text:bookmark-end text:name="__RefHeading___Toc1889_2546409818"/></text:h>
      <table:table table:name="Table11" table:style-name="Table11">
        <table:table-column table:style-name="Table11.A" table:number-columns-repeated="2"/>
        <table:table-column table:style-name="Table11.C"/>
        <table:table-row table:style-name="Table11.1">
          <table:table-cell table:style-name="Table11.A1" office:value-type="string">
            <text:p text:style-name="P19">Project name: <text:span text:style-name="T9">MHS</text:span></text:p>
          </table:table-cell>
          <table:table-cell table:style-name="Table11.A1" office:value-type="string">
            <text:p text:style-name="P19">WP-Nr. <text:span text:style-name="T27">10</text:span></text:p>
          </table:table-cell>
          <table:table-cell table:style-name="Table11.A1" office:value-type="string">
            <text:p text:style-name="P19">WP description:</text:p>
            <text:p text:style-name="P19"><text:s/>“<text:span text:style-name="T27">Velocity Sensitive Pads</text:span>” <text:span text:style-name="T39">(Stage 2)</text:span></text:p>
          </table:table-cell>
        </table:table-row>
        <table:table-row table:style-name="Table11.1">
          <table:table-cell table:style-name="Table11.A1" office:value-type="string">
            <text:p text:style-name="P19">Start of WP:</text:p>
            <text:p text:style-name="P55">18.07.22</text:p>
          </table:table-cell>
          <table:table-cell table:style-name="Table11.A1" office:value-type="string">
            <text:p text:style-name="P19">End of WP:</text:p>
            <text:p text:style-name="P55">24.07.22</text:p>
          </table:table-cell>
          <table:table-cell table:style-name="Table11.A1" office:value-type="string">
            <text:p text:style-name="P19">WP responsible:</text:p>
            <text:p text:style-name="P24">David</text:p>
          </table:table-cell>
        </table:table-row>
        <table:table-row table:style-name="Table11.1">
          <table:table-cell table:style-name="Table11.A1" table:number-columns-spanned="3" office:value-type="string">
            <text:p text:style-name="P19">Results:</text:p>
            <text:list xml:id="list124059600837419" text:continue-list="list124059297288953" text:style-name="WWNum15">
              <text:list-item>
                <text:p text:style-name="P105">added velocity sensitive pads to trigger sample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19">Tasks:</text:p>
            <text:list xml:id="list124059051089669" text:continue-list="list124060548333570" text:style-name="WWNum14">
              <text:list-item>
                <text:p text:style-name="P79">integration into circuit</text:p>
              </text:list-item>
              <text:list-item>
                <text:p text:style-name="P79">software adjustment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19">Requirements:</text:p>
            <text:list xml:id="list124060993413032" text:continue-list="list124059359916185" text:style-name="WWNum13">
              <text:list-item>
                <text:p text:style-name="P76"><text:span text:style-name="T27">Audio</text:span> (WP<text:span text:style-name="T27">9</text:span>)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6" office:value-type="string">
            <text:p text:style-name="P19">Duration: <text:span text:style-name="T44">25h</text:span></text:p>
          </table:table-cell>
          <table:table-cell table:style-name="Table11.B6" table:number-columns-spanned="2" office:value-type="string">
            <text:p text:style-name="P32"/>
          </table:table-cell>
          <table:covered-table-cell/>
        </table:table-row>
      </table:table>
      <text:p text:style-name="Text_20_body"/>
      <text:h text:style-name="P61" text:outline-level="1"><text:bookmark-start text:name="__RefHeading___Toc1889_25464098181"/>Final TESTING<text:bookmark-end text:name="__RefHeading___Toc1889_25464098181"/></text:h>
      <table:table table:name="Table12" table:style-name="Table12">
        <table:table-column table:style-name="Table12.A" table:number-columns-repeated="2"/>
        <table:table-column table:style-name="Table12.C"/>
        <table:table-row table:style-name="Table12.1">
          <table:table-cell table:style-name="Table12.A1" office:value-type="string">
            <text:p text:style-name="P22">Project name: <text:span text:style-name="T9">MHS</text:span></text:p>
          </table:table-cell>
          <table:table-cell table:style-name="Table12.A1" office:value-type="string">
            <text:p text:style-name="P22">WP-Nr. <text:span text:style-name="T27">1</text:span><text:span text:style-name="T40">1</text:span></text:p>
          </table:table-cell>
          <table:table-cell table:style-name="Table12.A1" office:value-type="string">
            <text:p text:style-name="P22">WP description:</text:p>
            <text:p text:style-name="P22"><text:s/>“<text:span text:style-name="T40">Final Testing</text:span>” <text:span text:style-name="T39">(Stage 2)</text:span></text:p>
          </table:table-cell>
        </table:table-row>
        <table:table-row table:style-name="Table12.1">
          <table:table-cell table:style-name="Table12.A1" office:value-type="string">
            <text:p text:style-name="P22">Start of WP:</text:p>
            <text:p text:style-name="P55">08.08.22</text:p>
          </table:table-cell>
          <table:table-cell table:style-name="Table12.A1" office:value-type="string">
            <text:p text:style-name="P22">End of WP:</text:p>
            <text:p text:style-name="P55">21.08.22</text:p>
          </table:table-cell>
          <table:table-cell table:style-name="Table12.A1" office:value-type="string">
            <text:p text:style-name="P22">WP responsible:</text:p>
            <text:p text:style-name="P25">Dennis</text:p>
          </table:table-cell>
        </table:table-row>
        <table:table-row table:style-name="Table12.1">
          <table:table-cell table:style-name="Table12.A1" table:number-columns-spanned="3" office:value-type="string">
            <text:p text:style-name="P22">Results:</text:p>
            <text:list xml:id="list124059377991585" text:continue-list="list124059600837419" text:style-name="WWNum15">
              <text:list-item>
                <text:p text:style-name="P106">added velocity sensitive pads to trigger samples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1" table:number-columns-spanned="3" office:value-type="string">
            <text:p text:style-name="P22">Tasks:</text:p>
            <text:list xml:id="list124059189882682" text:continue-list="list124059051089669" text:style-name="WWNum14">
              <text:list-item>
                <text:p text:style-name="P80">integration into circuit</text:p>
              </text:list-item>
              <text:list-item>
                <text:p text:style-name="P80">software adjustments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1" table:number-columns-spanned="3" office:value-type="string">
            <text:p text:style-name="P22">Requirements:</text:p>
            <text:list xml:id="list124060747808611" text:continue-list="list124060993413032" text:style-name="WWNum13">
              <text:list-item>
                <text:p text:style-name="P77"><text:span text:style-name="T27">Audio</text:span> (WP<text:span text:style-name="T27">9</text:span>)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6" office:value-type="string">
            <text:p text:style-name="P22">Duration: <text:span text:style-name="T43">100h</text:span></text:p>
          </table:table-cell>
          <table:table-cell table:style-name="Table12.B6" table:number-columns-spanned="2" office:value-type="string">
            <text:p text:style-name="P35"/>
          </table:table-cell>
          <table:covered-table-cell/>
        </table:table-row>
      </table:table>
      <text:p text:style-name="P53"/>
      <text:h text:style-name="P67" text:outline-level="1"><text:bookmark-start text:name="__RefHeading___Toc1889_254640981811"/><text:span text:style-name="T30">D</text:span><text:span text:style-name="T28">ocumentation</text:span><text:bookmark-end text:name="__RefHeading___Toc1889_254640981811"/></text:h>
      <table:table table:name="Table13" table:style-name="Table13">
        <table:table-column table:style-name="Table13.A" table:number-columns-repeated="2"/>
        <table:table-column table:style-name="Table13.C"/>
        <table:table-row table:style-name="Table13.1">
          <table:table-cell table:style-name="Table13.A1" office:value-type="string">
            <text:p text:style-name="P22">Project name: <text:span text:style-name="T9">MHS</text:span></text:p>
          </table:table-cell>
          <table:table-cell table:style-name="Table13.A1" office:value-type="string">
            <text:p text:style-name="P22">WP-Nr. <text:span text:style-name="T27">1</text:span><text:span text:style-name="T41">2</text:span></text:p>
          </table:table-cell>
          <table:table-cell table:style-name="Table13.A1" office:value-type="string">
            <text:p text:style-name="P22">WP description:</text:p>
            <text:p text:style-name="P22"><text:s/>“<text:span text:style-name="T40">Documentation</text:span>”</text:p>
          </table:table-cell>
        </table:table-row>
        <table:table-row table:style-name="Table13.1">
          <table:table-cell table:style-name="Table13.A1" office:value-type="string">
            <text:p text:style-name="P22">Start of WP:</text:p>
            <text:p text:style-name="P55">21.03.22</text:p>
          </table:table-cell>
          <table:table-cell table:style-name="Table13.A1" office:value-type="string">
            <text:p text:style-name="P22">End of WP:</text:p>
            <text:p text:style-name="P55">07.08.22</text:p>
          </table:table-cell>
          <table:table-cell table:style-name="Table13.A1" office:value-type="string">
            <text:p text:style-name="P22">WP responsible:</text:p>
            <text:p text:style-name="P25">Lena</text:p>
          </table:table-cell>
        </table:table-row>
        <table:table-row table:style-name="Table13.1">
          <table:table-cell table:style-name="Table13.A1" table:number-columns-spanned="3" office:value-type="string">
            <text:p text:style-name="P22">Results:</text:p>
            <text:list xml:id="list124059788653425" text:continue-list="list124059377991585" text:style-name="WWNum15">
              <text:list-item>
                <text:p text:style-name="P107">well documented project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1" table:number-columns-spanned="3" office:value-type="string">
            <text:p text:style-name="P22">Tasks:</text:p>
            <text:list xml:id="list124060128663905" text:continue-list="list124059189882682" text:style-name="WWNum14">
              <text:list-item>
                <text:p text:style-name="P81">code comments</text:p>
              </text:list-item>
              <text:list-item>
                <text:p text:style-name="P81">meeting records</text:p>
              </text:list-item>
              <text:list-item>
                <text:p text:style-name="P81">documentation of finished work</text:p>
              </text:list-item>
              <text:list-item>
                <text:p text:style-name="P81">unified document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1" table:number-columns-spanned="3" office:value-type="string">
            <text:p text:style-name="P22">Requirements:</text:p>
            <text:list xml:id="list124060896783213" text:continue-list="list124060747808611" text:style-name="WWNum13">
              <text:list-item>
                <text:p text:style-name="P82">work<text:span text:style-name="T47">ing</text:span> progress</text:p>
              </text:list-item>
            </text:list>
          </table:table-cell>
          <table:covered-table-cell/>
          <table:covered-table-cell/>
        </table:table-row>
        <table:table-row table:style-name="Table13.6">
          <table:table-cell table:style-name="Table13.A6" office:value-type="string">
            <text:p text:style-name="P22">Duration: <text:span text:style-name="T43">50h</text:span></text:p>
          </table:table-cell>
          <table:table-cell table:style-name="Table13.B6" table:number-columns-spanned="2" office:value-type="string">
            <text:p text:style-name="P35"/>
          </table:table-cell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1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text-transform="uppercas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25in" fo:margin-bottom="0.1252in" style:contextual-spacing="false" fo:keep-with-next="always"/>
      <style:text-properties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name-asian="Cambria1" style:font-family-asian="Cambria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fo:language="en" fo:country="ZA" style:font-name-asian="Cambria1" style:font-family-asian="Cambria" style:font-family-generic-asian="system" style:font-pitch-asian="variable" style:font-size-complex="11pt"/>
    </style:style>
    <style:style style:name="Tabelle" style:family="paragraph" style:parent-style-name="Standard" style:default-outline-level="">
      <style:paragraph-properties fo:margin-top="0.028in" fo:margin-bottom="0.028in" style:contextual-spacing="false"/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Tabellenkopf" style:family="paragraph" style:parent-style-name="Tabelle" style:default-outline-level="">
      <style:text-properties fo:font-weight="bold" style:font-weight-asian="bold"/>
    </style:style>
    <style:style style:name="Infoblock" style:family="paragraph" style:parent-style-name="Standard" style:default-outline-level="">
      <loext:graphic-properties draw:fill="solid" draw:fill-color="#ffffd1"/>
      <style:paragraph-properties fo:margin-top="0in" fo:margin-bottom="0.1528in" style:contextual-spacing="false" fo:background-color="#ffffd1" fo:padding-left="0.0555in" fo:padding-right="0.0555in" fo:padding-top="0.0138in" fo:padding-bottom="0.0138in" fo:border="0.51pt solid #000000" style:shadow="#000000 0.0071in 0.0071in"/>
      <style:text-properties fo:color="#000080" loext:opacity="100%" style:font-name="Tahoma" fo:font-family="Tahom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Überschrift_20_1_20_ohne" style:display-name="Überschrift 1 ohne" style:family="paragraph" style:parent-style-name="Heading_20_1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28in" style:contextual-spacing="false" fo:line-height="150%">
        <style:tab-stops>
          <style:tab-stop style:position="6.3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35in" fo:margin-right="0in" fo:margin-top="0in" fo:margin-bottom="0.028in" style:contextual-spacing="false" fo:text-indent="0in" style:auto-text-indent="false"/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71in" fo:margin-right="0in" fo:margin-top="0in" fo:margin-bottom="0.028in" style:contextual-spacing="false" fo:text-indent="0in" style:auto-text-indent="false">
        <style:tab-stops>
          <style:tab-stop style:position="1in"/>
          <style:tab-stop style:position="6.2929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ußnotentext_20_Zchn" style:display-name="Fußnotentext Zchn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style:font-name="Arial1" fo:font-family="Arial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1" fo:font-family="Arial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Arial1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Überschrift_20_5_20_Zchn" style:display-name="Überschrift 5 Zchn" style:family="text" style:parent-style-name="Default_20_Paragraph_20_Font">
      <style:text-properties style:font-name="Arial1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mbria1" style:font-family-asian="Cambria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ＭＳ 明朝" style:font-family-asian="'ＭＳ 明朝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name-complex="Arial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line-height="100%" fo:text-align="center" style:justify-single-word="false"/>
    </style:style>
    <style:style style:name="MP4" style:family="paragraph" style:parent-style-name="Footer">
      <style:text-properties style:font-name-complex="Arial"/>
    </style:style>
    <style:style style:name="MP5" style:family="paragraph" style:parent-style-name="Header">
      <style:paragraph-properties fo:text-align="end" style:justify-single-word="false"/>
    </style:style>
    <style:style style:name="M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2362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5516in" fo:margin-left="0in" fo:margin-right="0in" fo:margin-top="0.511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10" draw:name="Gerader Verbinder 3" draw:style-name="Mgr1" draw:text-style-name="MP2" svg:x1="-0.0091in" svg:y1="11.1047in" svg:x2="7.1358in" svg:y2="11.1051in"><text:p/></draw:line>LASTENHEFT</text:p>
      </style:header>
      <style:footer>
        <text:p text:style-name="MP3"><text:page-number text:select-page="current">9</text:page-number></text:p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line text:anchor-type="char" draw:z-index="1" draw:name="Gerader Verbinder 18" draw:style-name="Mgr2" draw:text-style-name="MP2" svg:x1="-0.0665in" svg:y1="11.1035in" svg:x2="7.0791in" svg:y2="11.1039in"><text:p/></draw:line><draw:line text:anchor-type="char" draw:z-index="0" draw:name="Gerader Verbinder 10" draw:style-name="Mgr1" draw:text-style-name="MP2" svg:x1="-0.0661in" svg:y1="1.2366in" svg:x2="7.0795in" svg:y2="1.237in"><text:p/></draw:line></text:p>
      </style:header>
      <style:footer>
        <text:p text:style-name="MP3"><text:page-number text:select-page="current">1</text:page-number></text:p>
        <text:p text:style-name="MP4"><draw:line text:anchor-type="char" draw:z-index="2" draw:name="Gerader Verbinder 1" draw:style-name="Mgr1" draw:text-style-name="MP2" svg:x1="-0.0618in" svg:y1="11.102in" svg:x2="7.0831in" svg:y2="11.1024in"><text:p/></draw:lin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eb</meta:initial-creator>
    <meta:editing-cycles>421</meta:editing-cycles>
    <meta:print-date>2022-04-29T12:56:00</meta:print-date>
    <meta:creation-date>2020-05-20T15:36:00</meta:creation-date>
    <dc:date>2022-05-10T12:37:10.645866966</dc:date>
    <meta:editing-duration>PT2H5M49S</meta:editing-duration>
    <meta:generator>LibreOffice/7.2.6.2$Linux_X86_64 LibreOffice_project/20$Build-2</meta:generator>
    <meta:document-statistic meta:table-count="13" meta:image-count="0" meta:object-count="0" meta:page-count="9" meta:paragraph-count="272" meta:word-count="719" meta:character-count="4251" meta:non-whitespace-character-count="3861"/>
    <meta:user-defined meta:name="AppVersion">16.0000</meta:user-defined>
    <meta:user-defined meta:name="ContentTypeId">0x010100F8F9D82A9436CD428A02A14BF983FEC8</meta:user-defined>
    <meta:template xlink:type="simple" xlink:actuate="onRequest" xlink:title="Normal.dotm" xlink:href=""/>
  </office:meta>
</office:document-meta>
</file>